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bad7" officeooo:paragraph-rsid="001fbad7"/>
    </style:style>
    <style:style style:name="P2" style:family="paragraph" style:parent-style-name="Text_20_body">
      <style:text-properties officeooo:rsid="001fbad7" officeooo:paragraph-rsid="001fbad7"/>
    </style:style>
    <style:style style:name="P3" style:family="paragraph" style:parent-style-name="Standard">
      <style:text-properties officeooo:rsid="001fbad7" officeooo:paragraph-rsid="0021247e"/>
    </style:style>
    <style:style style:name="P4" style:family="paragraph" style:parent-style-name="Standard">
      <style:text-properties fo:font-size="16pt" style:text-underline-style="solid" style:text-underline-width="auto" style:text-underline-color="font-color" fo:font-weight="bold" officeooo:rsid="001fbad7" officeooo:paragraph-rsid="001fbad7" style:font-size-asian="16pt" style:font-weight-asian="bold" style:font-size-complex="16pt" style:font-weight-complex="bold"/>
    </style:style>
    <style:style style:name="P5" style:family="paragraph" style:parent-style-name="Standard">
      <style:text-properties fo:font-size="18pt" style:text-underline-style="solid" style:text-underline-width="auto" style:text-underline-color="font-color" fo:font-weight="bold" officeooo:rsid="001fbad7" officeooo:paragraph-rsid="001fbad7" style:font-size-asian="18pt" style:font-weight-asian="bold" style:font-size-complex="18pt" style:font-weight-complex="bold"/>
    </style:style>
    <style:style style:name="P6" style:family="paragraph" style:parent-style-name="Standard">
      <style:text-properties officeooo:rsid="001fbad7" officeooo:paragraph-rsid="0021247e"/>
    </style:style>
    <style:style style:name="P7" style:family="paragraph" style:parent-style-name="Text_20_body" style:list-style-name="L1"/>
    <style:style style:name="T1" style:family="text">
      <style:text-properties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2"/>"kind": "youtube#videoCategoryListResponse",</text:p>
      <text:p text:style-name="Standard"><text:s text:c="2"/>"etag": "fIIv2-q7-AkaOeJf0LPrlnu-0As",</text:p>
      <text:p text:style-name="Standard"><text:s text:c="2"/>"items": [</text:p>
      <text:p text:style-name="Standard"><text:s text:c="4"/>{</text:p>
      <text:p text:style-name="Standard"><text:s text:c="6"/>"kind": "youtube#videoCategory",</text:p>
      <text:p text:style-name="Standard"><text:s text:c="6"/>"etag": "grPOPYEUUZN3ltuDUGEWlrTR90U",</text:p>
      <text:p text:style-name="Standard"><text:s text:c="6"/>"id": "1",</text:p>
      <text:p text:style-name="Standard"><text:s text:c="6"/>"snippet": {</text:p>
      <text:p text:style-name="Standard"><text:s text:c="8"/>"title": "Film &amp; Animation",</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Q0xgUf8BFM8rW3W0R9wNq809xyA",</text:p>
      <text:p text:style-name="Standard"><text:s text:c="6"/>"id": "2",</text:p>
      <text:p text:style-name="Standard"><text:s text:c="6"/>"snippet": {</text:p>
      <text:p text:style-name="Standard"><text:s text:c="8"/>"title": "Autos &amp; Vehicles",</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qnpwjh5QlWM5hrnZCvHisquztC4",</text:p>
      <text:p text:style-name="Standard"><text:s text:c="6"/>"id": "10",</text:p>
      <text:p text:style-name="Standard"><text:s text:c="6"/>"snippet": {</text:p>
      <text:p text:style-name="Standard"><text:s text:c="8"/>"title": "Music",</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HyFIixS5BZaoBdkQdLzPdoXWipg",</text:p>
      <text:p text:style-name="Standard"><text:s text:c="6"/>"id": "15",</text:p>
      <text:p text:style-name="Standard"><text:s text:c="6"/>"snippet": {</text:p>
      <text:p text:style-name="Standard"><text:s text:c="8"/>"title": "Pets &amp; Animals",</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PNU8SwXhjsF90fmkilVohofOi4I",</text:p>
      <text:p text:style-name="Standard"><text:s text:c="6"/>"id": "17",</text:p>
      <text:p text:style-name="Standard"><text:s text:c="6"/>"snippet": {</text:p>
      <text:p text:style-name="Standard"><text:s text:c="8"/>"title": "Sports",</text:p>
      <text:p text:style-name="Standard"><text:s text:c="8"/>"assignable": true,</text:p>
      <text:p text:style-name="Standard"><text:s text:c="8"/>"channelId": "UCBR8-60-B28hp2BmDPdntcQ"</text:p>
      <text:p text:style-name="Standard"><text:soft-page-break/><text:s text:c="6"/>}</text:p>
      <text:p text:style-name="Standard"><text:s text:c="4"/>},</text:p>
      <text:p text:style-name="Standard"><text:s text:c="4"/>{</text:p>
      <text:p text:style-name="Standard"><text:s text:c="6"/>"kind": "youtube#videoCategory",</text:p>
      <text:p text:style-name="Standard"><text:s text:c="6"/>"etag": "5kFljz9YJ4lEgSfVwHWi5kTAwAs",</text:p>
      <text:p text:style-name="Standard"><text:s text:c="6"/>"id": "18",</text:p>
      <text:p text:style-name="Standard"><text:s text:c="6"/>"snippet": {</text:p>
      <text:p text:style-name="Standard"><text:s text:c="8"/>"title": "Short Movies",</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ANnLQyzEA_9m3bMyJXMhKTCOiyg",</text:p>
      <text:p text:style-name="Standard"><text:s text:c="6"/>"id": "19",</text:p>
      <text:p text:style-name="Standard"><text:s text:c="6"/>"snippet": {</text:p>
      <text:p text:style-name="Standard"><text:s text:c="8"/>"title": "Travel &amp; Events",</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0Hh6gbZ9zWjnV3sfdZjKB5LQr6E",</text:p>
      <text:p text:style-name="Standard"><text:s text:c="6"/>"id": "20",</text:p>
      <text:p text:style-name="Standard"><text:s text:c="6"/>"snippet": {</text:p>
      <text:p text:style-name="Standard"><text:s text:c="8"/>"title": "Gaming",</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q8Cp4pUfCD8Fuh8VJ_yl5cBCVNw",</text:p>
      <text:p text:style-name="Standard"><text:s text:c="6"/>"id": "21",</text:p>
      <text:p text:style-name="Standard"><text:s text:c="6"/>"snippet": {</text:p>
      <text:p text:style-name="Standard"><text:s text:c="8"/>"title": "Videoblogging",</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cHDaaqPDZsJT1FPr1-MwtyIhR28",</text:p>
      <text:p text:style-name="Standard"><text:s text:c="6"/>"id": "22",</text:p>
      <text:p text:style-name="Standard"><text:s text:c="6"/>"snippet": {</text:p>
      <text:p text:style-name="Standard"><text:s text:c="8"/>"title": "People &amp; Blogs",</text:p>
      <text:p text:style-name="Standard"><text:s text:c="8"/>"assignable": true,</text:p>
      <text:p text:style-name="Standard"><text:s text:c="8"/>"channelId": "UCBR8-60-B28hp2BmDPdntcQ"</text:p>
      <text:p text:style-name="Standard"><text:s text:c="6"/>}</text:p>
      <text:p text:style-name="Standard"><text:s text:c="4"/>},</text:p>
      <text:p text:style-name="Standard"><text:soft-page-break/><text:s text:c="4"/>{</text:p>
      <text:p text:style-name="Standard"><text:s text:c="6"/>"kind": "youtube#videoCategory",</text:p>
      <text:p text:style-name="Standard"><text:s text:c="6"/>"etag": "3Uz364xBbKY50a2s0XQlv-gXJds",</text:p>
      <text:p text:style-name="Standard"><text:s text:c="6"/>"id": "23",</text:p>
      <text:p text:style-name="Standard"><text:s text:c="6"/>"snippet": {</text:p>
      <text:p text:style-name="Standard"><text:s text:c="8"/>"title": "Comedy",</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0srcLUqQzO7-NGLF7QnhdVzJQmY",</text:p>
      <text:p text:style-name="Standard"><text:s text:c="6"/>"id": "24",</text:p>
      <text:p text:style-name="Standard"><text:s text:c="6"/>"snippet": {</text:p>
      <text:p text:style-name="Standard"><text:s text:c="8"/>"title": "Entertainment",</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bQlQMjmYX7DyFkX4w3kT0osJyIc",</text:p>
      <text:p text:style-name="Standard"><text:s text:c="6"/>"id": "25",</text:p>
      <text:p text:style-name="Standard"><text:s text:c="6"/>"snippet": {</text:p>
      <text:p text:style-name="Standard"><text:s text:c="8"/>"title": "News &amp; Politics",</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Y06N41HP_WlZmeREZvkGF0HW5pg",</text:p>
      <text:p text:style-name="Standard"><text:s text:c="6"/>"id": "26",</text:p>
      <text:p text:style-name="Standard"><text:s text:c="6"/>"snippet": {</text:p>
      <text:p text:style-name="Standard"><text:s text:c="8"/>"title": "Howto &amp; Style",</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yBaNkLx4sX9NcDmFgAmxQcV4Y30",</text:p>
      <text:p text:style-name="Standard"><text:s text:c="6"/>"id": "27",</text:p>
      <text:p text:style-name="Standard"><text:s text:c="6"/>"snippet": {</text:p>
      <text:p text:style-name="Standard"><text:s text:c="8"/>"title": "Education",</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oft-page-break/><text:s text:c="6"/>"etag": "Mxy3A-SkmnR7MhJDZRS4DuAIbQA",</text:p>
      <text:p text:style-name="Standard"><text:s text:c="6"/>"id": "28",</text:p>
      <text:p text:style-name="Standard"><text:s text:c="6"/>"snippet": {</text:p>
      <text:p text:style-name="Standard"><text:s text:c="8"/>"title": "Science &amp; Technology",</text:p>
      <text:p text:style-name="Standard"><text:s text:c="8"/>"assignable": tru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4pIHL_AdN2kO7btAGAP1TvPucNk",</text:p>
      <text:p text:style-name="Standard"><text:s text:c="6"/>"id": "30",</text:p>
      <text:p text:style-name="Standard"><text:s text:c="6"/>"snippet": {</text:p>
      <text:p text:style-name="Standard"><text:s text:c="8"/>"title": "Movies",</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Iqol1myDwh2AuOnxjtn2AfYwJTU",</text:p>
      <text:p text:style-name="Standard"><text:s text:c="6"/>"id": "31",</text:p>
      <text:p text:style-name="Standard"><text:s text:c="6"/>"snippet": {</text:p>
      <text:p text:style-name="Standard"><text:s text:c="8"/>"title": "Anime/Animation",</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tzhBKCBcYWZLPai5INY4id91ss8",</text:p>
      <text:p text:style-name="Standard"><text:s text:c="6"/>"id": "32",</text:p>
      <text:p text:style-name="Standard"><text:s text:c="6"/>"snippet": {</text:p>
      <text:p text:style-name="Standard"><text:s text:c="8"/>"title": "Action/Adventure",</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ii8nBGYpKyl6FyzP3cmBCevdrbs",</text:p>
      <text:p text:style-name="Standard"><text:s text:c="6"/>"id": "33",</text:p>
      <text:p text:style-name="Standard"><text:s text:c="6"/>"snippet": {</text:p>
      <text:p text:style-name="Standard"><text:s text:c="8"/>"title": "Classics",</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Y0u9UAQCCGp60G11Arac5Mp46z4",</text:p>
      <text:p text:style-name="Standard"><text:s text:c="6"/>"id": "34",</text:p>
      <text:p text:style-name="Standard"><text:soft-page-break/><text:s text:c="6"/>"snippet": {</text:p>
      <text:p text:style-name="Standard"><text:s text:c="8"/>"title": "Comedy",</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_YDnyT205AMuX8etu8loOiQjbD4",</text:p>
      <text:p text:style-name="Standard"><text:s text:c="6"/>"id": "35",</text:p>
      <text:p text:style-name="Standard"><text:s text:c="6"/>"snippet": {</text:p>
      <text:p text:style-name="Standard"><text:s text:c="8"/>"title": "Documentary",</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eAl2b-uqIGRDgnlMa0EsGZjXmWg",</text:p>
      <text:p text:style-name="Standard"><text:s text:c="6"/>"id": "36",</text:p>
      <text:p text:style-name="Standard"><text:s text:c="6"/>"snippet": {</text:p>
      <text:p text:style-name="Standard"><text:s text:c="8"/>"title": "Drama",</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HDAW2HFOt3SqeDI00X-eL7OELfY",</text:p>
      <text:p text:style-name="Standard"><text:s text:c="6"/>"id": "37",</text:p>
      <text:p text:style-name="Standard"><text:s text:c="6"/>"snippet": {</text:p>
      <text:p text:style-name="Standard"><text:s text:c="8"/>"title": "Family",</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QHiWh3niw5hjDrim85M8IGF45eE",</text:p>
      <text:p text:style-name="Standard"><text:s text:c="6"/>"id": "38",</text:p>
      <text:p text:style-name="Standard"><text:s text:c="6"/>"snippet": {</text:p>
      <text:p text:style-name="Standard"><text:s text:c="8"/>"title": "Foreign",</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ztKcSS7GpH9uEyZk9nQCdNujvGg",</text:p>
      <text:p text:style-name="Standard"><text:s text:c="6"/>"id": "39",</text:p>
      <text:p text:style-name="Standard"><text:s text:c="6"/>"snippet": {</text:p>
      <text:p text:style-name="Standard"><text:s text:c="8"/>"title": "Horror",</text:p>
      <text:p text:style-name="Standard"><text:soft-page-break/><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Ids1sm8QFeSo_cDlpcUNrnEBYWA",</text:p>
      <text:p text:style-name="Standard"><text:s text:c="6"/>"id": "40",</text:p>
      <text:p text:style-name="Standard"><text:s text:c="6"/>"snippet": {</text:p>
      <text:p text:style-name="Standard"><text:s text:c="8"/>"title": "Sci-Fi/Fantasy",</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qhfgS7MzzZHIy_UZ1dlawl1GbnY",</text:p>
      <text:p text:style-name="Standard"><text:s text:c="6"/>"id": "41",</text:p>
      <text:p text:style-name="Standard"><text:s text:c="6"/>"snippet": {</text:p>
      <text:p text:style-name="Standard"><text:s text:c="8"/>"title": "Thriller",</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TxVSfGoUyT7CJ7h7ebjg4vhIt6g",</text:p>
      <text:p text:style-name="Standard"><text:s text:c="6"/>"id": "42",</text:p>
      <text:p text:style-name="Standard"><text:s text:c="6"/>"snippet": {</text:p>
      <text:p text:style-name="Standard"><text:s text:c="8"/>"title": "Shorts",</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o9w6eNqzjHPnNbKDujnQd8pklXM",</text:p>
      <text:p text:style-name="Standard"><text:s text:c="6"/>"id": "43",</text:p>
      <text:p text:style-name="Standard"><text:s text:c="6"/>"snippet": {</text:p>
      <text:p text:style-name="Standard"><text:s text:c="8"/>"title": "Shows",</text:p>
      <text:p text:style-name="Standard"><text:s text:c="8"/>"assignable": false,</text:p>
      <text:p text:style-name="Standard"><text:s text:c="8"/>"channelId": "UCBR8-60-B28hp2BmDPdntcQ"</text:p>
      <text:p text:style-name="Standard"><text:s text:c="6"/>}</text:p>
      <text:p text:style-name="Standard"><text:s text:c="4"/>},</text:p>
      <text:p text:style-name="Standard"><text:s text:c="4"/>{</text:p>
      <text:p text:style-name="Standard"><text:s text:c="6"/>"kind": "youtube#videoCategory",</text:p>
      <text:p text:style-name="Standard"><text:s text:c="6"/>"etag": "mLdyKd0VgXKDI6GevTLBAcvRlIU",</text:p>
      <text:p text:style-name="Standard"><text:s text:c="6"/>"id": "44",</text:p>
      <text:p text:style-name="Standard"><text:s text:c="6"/>"snippet": {</text:p>
      <text:p text:style-name="Standard"><text:s text:c="8"/>"title": "Trailers",</text:p>
      <text:p text:style-name="Standard"><text:s text:c="8"/>"assignable": false,</text:p>
      <text:p text:style-name="Standard"><text:s text:c="8"/>"channelId": "UCBR8-60-B28hp2BmDPdntcQ"</text:p>
      <text:p text:style-name="Standard"><text:soft-page-break/><text:s text:c="6"/>}</text:p>
      <text:p text:style-name="Standard"><text:s text:c="4"/>}</text:p>
      <text:p text:style-name="Standard"><text:s text:c="2"/>]</text:p>
      <text:p text:style-name="Standard">}</text:p>
      <text:p text:style-name="Standard"/>
      <text:p text:style-name="P4">Test de la fonction Videolist</text:p>
      <text:p text:style-name="P1"/>
      <text:p text:style-name="P1">{</text:p>
      <text:p text:style-name="P1"><text:s text:c="2"/>"kind": "youtube#videoListResponse",</text:p>
      <text:p text:style-name="P1"><text:s text:c="2"/>"etag": "-XE-aU_3NPc-pfsbvAot4bzyICk",</text:p>
      <text:p text:style-name="P1"><text:s text:c="2"/>"items": [</text:p>
      <text:p text:style-name="P1"><text:s text:c="4"/>{</text:p>
      <text:p text:style-name="P1"><text:s text:c="6"/>"kind": "youtube#video",</text:p>
      <text:p text:style-name="P1"><text:s text:c="6"/>"etag": "mLeYjJZavX9eHs5o-V8qnylENzU",</text:p>
      <text:p text:style-name="P1"><text:s text:c="6"/>"id": "Lg2HCD8canY",</text:p>
      <text:p text:style-name="P1"><text:s text:c="6"/>"snippet": {</text:p>
      <text:p text:style-name="P1"><text:s text:c="8"/>"publishedAt": "2025-04-04T10:53:58Z",</text:p>
      <text:p text:style-name="P1"><text:s text:c="8"/>"channelId": "UCOTFyq9dWeQdaRleHeiJHDw",</text:p>
      <text:p text:style-name="P1"><text:s text:c="8"/>"title": "POV : TU FAIS LES COURSES AVEC TON PÈRE 🤦🏼\u200d♂️ #humour #papa #sœur #drole #sketch #course",</text:p>
      <text:p text:style-name="P1"><text:s text:c="8"/>"description": "",</text:p>
      <text:p text:style-name="P1"><text:s text:c="8"/>"thumbnails": {</text:p>
      <text:p text:style-name="P1"><text:s text:c="10"/>"default": {</text:p>
      <text:p text:style-name="P1"><text:s text:c="12"/>"url": "https://i.ytimg.com/vi/Lg2HCD8canY/default.jpg",</text:p>
      <text:p text:style-name="P1"><text:s text:c="12"/>"width": 120,</text:p>
      <text:p text:style-name="P1"><text:s text:c="12"/>"height": 90</text:p>
      <text:p text:style-name="P1"><text:s text:c="10"/>},</text:p>
      <text:p text:style-name="P1"><text:s text:c="10"/>"medium": {</text:p>
      <text:p text:style-name="P1"><text:s text:c="12"/>"url": "https://i.ytimg.com/vi/Lg2HCD8canY/mqdefault.jpg",</text:p>
      <text:p text:style-name="P1"><text:s text:c="12"/>"width": 320,</text:p>
      <text:p text:style-name="P1"><text:s text:c="12"/>"height": 180</text:p>
      <text:p text:style-name="P1"><text:s text:c="10"/>},</text:p>
      <text:p text:style-name="P1"><text:s text:c="10"/>"high": {</text:p>
      <text:p text:style-name="P1"><text:s text:c="12"/>"url": "https://i.ytimg.com/vi/Lg2HCD8canY/hqdefault.jpg",</text:p>
      <text:p text:style-name="P1"><text:s text:c="12"/>"width": 480,</text:p>
      <text:p text:style-name="P1"><text:s text:c="12"/>"height": 360</text:p>
      <text:p text:style-name="P1"><text:s text:c="10"/>},</text:p>
      <text:p text:style-name="P1"><text:s text:c="10"/>"standard": {</text:p>
      <text:p text:style-name="P1"><text:s text:c="12"/>"url": "https://i.ytimg.com/vi/Lg2HCD8canY/sddefault.jpg",</text:p>
      <text:p text:style-name="P1"><text:s text:c="12"/>"width": 640,</text:p>
      <text:p text:style-name="P1"><text:s text:c="12"/>"height": 480</text:p>
      <text:p text:style-name="P1"><text:s text:c="10"/>},</text:p>
      <text:p text:style-name="P1"><text:s text:c="10"/>"maxres": {</text:p>
      <text:p text:style-name="P1"><text:s text:c="12"/>"url": "https://i.ytimg.com/vi/Lg2HCD8canY/maxresdefault.jpg",</text:p>
      <text:p text:style-name="P1"><text:s text:c="12"/>"width": 1280,</text:p>
      <text:p text:style-name="P1"><text:s text:c="12"/>"height": 720</text:p>
      <text:p text:style-name="P1"><text:s text:c="10"/>}</text:p>
      <text:p text:style-name="P1"><text:s text:c="8"/>},</text:p>
      <text:p text:style-name="P1"><text:s text:c="8"/>"channelTitle": "Casey &amp; Tess (et Papa)",</text:p>
      <text:p text:style-name="P1"><text:s text:c="8"/>"categoryId": "24",</text:p>
      <text:p text:style-name="P1"><text:s text:c="8"/>"liveBroadcastContent": "none",</text:p>
      <text:p text:style-name="P1"><text:s text:c="8"/>"localized": {</text:p>
      <text:p text:style-name="P1"><text:soft-page-break/><text:s text:c="10"/>"title": "POV : TU FAIS LES COURSES AVEC TON PÈRE 🤦🏼\u200d♂️ #humour #papa #sœur #drole #sketch #course",</text:p>
      <text:p text:style-name="P1"><text:s text:c="10"/>"description": ""</text:p>
      <text:p text:style-name="P1"><text:s text:c="8"/>}</text:p>
      <text:p text:style-name="P1"><text:s text:c="6"/>},</text:p>
      <text:p text:style-name="P1"><text:s text:c="6"/>"contentDetails": {</text:p>
      <text:p text:style-name="P1"><text:s text:c="8"/>"duration": "PT1M3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3383684",</text:p>
      <text:p text:style-name="P1"><text:s text:c="8"/>"likeCount": "180276",</text:p>
      <text:p text:style-name="P1"><text:s text:c="8"/>"favoriteCount": "0",</text:p>
      <text:p text:style-name="P1"><text:s text:c="8"/>"commentCount": "352"</text:p>
      <text:p text:style-name="P1"><text:s text:c="6"/>}</text:p>
      <text:p text:style-name="P1"><text:s text:c="4"/>},</text:p>
      <text:p text:style-name="P1"><text:s text:c="4"/>{</text:p>
      <text:p text:style-name="P1"><text:s text:c="6"/>"kind": "youtube#video",</text:p>
      <text:p text:style-name="P1"><text:s text:c="6"/>"etag": "qLCZwZbX5dCEO-HddlDZEq03f94",</text:p>
      <text:p text:style-name="P1"><text:s text:c="6"/>"id": "omz4iVaAD2Q",</text:p>
      <text:p text:style-name="P1"><text:s text:c="6"/>"snippet": {</text:p>
      <text:p text:style-name="P1"><text:s text:c="8"/>"publishedAt": "2025-04-06T16:04:53Z",</text:p>
      <text:p text:style-name="P1"><text:s text:c="8"/>"channelId": "UCzsdGXNzB9m0wXZwU05Fiyg",</text:p>
      <text:p text:style-name="P1"><text:s text:c="8"/>"title": "Il mange son premier kebab à 34 ans. 🤔",</text:p>
      <text:p text:style-name="P1"><text:s text:c="8"/>"description": "",</text:p>
      <text:p text:style-name="P1"><text:s text:c="8"/>"thumbnails": {</text:p>
      <text:p text:style-name="P1"><text:s text:c="10"/>"default": {</text:p>
      <text:p text:style-name="P1"><text:s text:c="12"/>"url": "https://i.ytimg.com/vi/omz4iVaAD2Q/default.jpg",</text:p>
      <text:p text:style-name="P1"><text:s text:c="12"/>"width": 120,</text:p>
      <text:p text:style-name="P1"><text:s text:c="12"/>"height": 90</text:p>
      <text:p text:style-name="P1"><text:s text:c="10"/>},</text:p>
      <text:p text:style-name="P1"><text:s text:c="10"/>"medium": {</text:p>
      <text:p text:style-name="P1"><text:s text:c="12"/>"url": "https://i.ytimg.com/vi/omz4iVaAD2Q/mqdefault.jpg",</text:p>
      <text:p text:style-name="P1"><text:s text:c="12"/>"width": 320,</text:p>
      <text:p text:style-name="P1"><text:s text:c="12"/>"height": 180</text:p>
      <text:p text:style-name="P1"><text:s text:c="10"/>},</text:p>
      <text:p text:style-name="P1"><text:s text:c="10"/>"high": {</text:p>
      <text:p text:style-name="P1"><text:s text:c="12"/>"url": "https://i.ytimg.com/vi/omz4iVaAD2Q/hqdefault.jpg",</text:p>
      <text:p text:style-name="P1"><text:s text:c="12"/>"width": 480,</text:p>
      <text:p text:style-name="P1"><text:s text:c="12"/>"height": 360</text:p>
      <text:p text:style-name="P1"><text:s text:c="10"/>},</text:p>
      <text:p text:style-name="P1"><text:s text:c="10"/>"standard": {</text:p>
      <text:p text:style-name="P1"><text:s text:c="12"/>"url": "https://i.ytimg.com/vi/omz4iVaAD2Q/sddefault.jpg",</text:p>
      <text:p text:style-name="P1"><text:s text:c="12"/>"width": 640,</text:p>
      <text:p text:style-name="P1"><text:s text:c="12"/>"height": 480</text:p>
      <text:p text:style-name="P1"><text:s text:c="10"/>},</text:p>
      <text:p text:style-name="P1"><text:s text:c="10"/>"maxres": {</text:p>
      <text:p text:style-name="P1"><text:soft-page-break/><text:s text:c="12"/>"url": "https://i.ytimg.com/vi/omz4iVaAD2Q/maxresdefault.jpg",</text:p>
      <text:p text:style-name="P1"><text:s text:c="12"/>"width": 1280,</text:p>
      <text:p text:style-name="P1"><text:s text:c="12"/>"height": 720</text:p>
      <text:p text:style-name="P1"><text:s text:c="10"/>}</text:p>
      <text:p text:style-name="P1"><text:s text:c="8"/>},</text:p>
      <text:p text:style-name="P1"><text:s text:c="8"/>"channelTitle": "Crossthememory",</text:p>
      <text:p text:style-name="P1"><text:s text:c="8"/>"categoryId": "22",</text:p>
      <text:p text:style-name="P1"><text:s text:c="8"/>"liveBroadcastContent": "none",</text:p>
      <text:p text:style-name="P1"><text:s text:c="8"/>"localized": {</text:p>
      <text:p text:style-name="P1"><text:s text:c="10"/>"title": "Il mange son premier kebab à 34 ans. 🤔",</text:p>
      <text:p text:style-name="P1"><text:s text:c="10"/>"description": ""</text:p>
      <text:p text:style-name="P1"><text:s text:c="8"/>}</text:p>
      <text:p text:style-name="P1"><text:s text:c="6"/>},</text:p>
      <text:p text:style-name="P1"><text:s text:c="6"/>"contentDetails": {</text:p>
      <text:p text:style-name="P1"><text:s text:c="8"/>"duration": "PT49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1390165",</text:p>
      <text:p text:style-name="P1"><text:s text:c="8"/>"likeCount": "68507",</text:p>
      <text:p text:style-name="P1"><text:s text:c="8"/>"favoriteCount": "0",</text:p>
      <text:p text:style-name="P1"><text:s text:c="8"/>"commentCount": "511"</text:p>
      <text:p text:style-name="P1"><text:s text:c="6"/>}</text:p>
      <text:p text:style-name="P1"><text:s text:c="4"/>},</text:p>
      <text:p text:style-name="P1"><text:s text:c="4"/>{</text:p>
      <text:p text:style-name="P1"><text:s text:c="6"/>"kind": "youtube#video",</text:p>
      <text:p text:style-name="P1"><text:s text:c="6"/>"etag": "UurSyFUSblzI7DqEYkLn4ySl1gA",</text:p>
      <text:p text:style-name="P1"><text:s text:c="6"/>"id": "Ss3wxAf2WJQ",</text:p>
      <text:p text:style-name="P1"><text:s text:c="6"/>"snippet": {</text:p>
      <text:p text:style-name="P1"><text:s text:c="8"/>"publishedAt": "2025-04-05T16:50:28Z",</text:p>
      <text:p text:style-name="P1"><text:s text:c="8"/>"channelId": "UCev7uCn7hMoehbcMj1sadcQ",</text:p>
      <text:p text:style-name="P1"><text:s text:c="8"/>"title": "🥶 Pourquoi ça n’explose pas…",</text:p>
      <text:p text:style-name="P1"><text:s text:c="8"/>"description": "If you are the owner of this video, please contact me at remi@fitness-muscu.com, and i will remove the video \n\n This video follows the fair use guidelines imposed by my country (France) and any false copyright strike will be contested in the French court system.",</text:p>
      <text:p text:style-name="P1"><text:s text:c="8"/>"thumbnails": {</text:p>
      <text:p text:style-name="P1"><text:s text:c="10"/>"default": {</text:p>
      <text:p text:style-name="P1"><text:s text:c="12"/>"url": "https://i.ytimg.com/vi/Ss3wxAf2WJQ/default.jpg",</text:p>
      <text:p text:style-name="P1"><text:s text:c="12"/>"width": 120,</text:p>
      <text:p text:style-name="P1"><text:s text:c="12"/>"height": 90</text:p>
      <text:p text:style-name="P1"><text:s text:c="10"/>},</text:p>
      <text:p text:style-name="P1"><text:s text:c="10"/>"medium": {</text:p>
      <text:p text:style-name="P1"><text:s text:c="12"/>"url": "https://i.ytimg.com/vi/Ss3wxAf2WJQ/mqdefault.jpg",</text:p>
      <text:p text:style-name="P1"><text:s text:c="12"/>"width": 320,</text:p>
      <text:p text:style-name="P1"><text:s text:c="12"/>"height": 180</text:p>
      <text:p text:style-name="P1"><text:s text:c="10"/>},</text:p>
      <text:p text:style-name="P1"><text:s text:c="10"/>"high": {</text:p>
      <text:p text:style-name="P1"><text:soft-page-break/><text:s text:c="12"/>"url": "https://i.ytimg.com/vi/Ss3wxAf2WJQ/hqdefault.jpg",</text:p>
      <text:p text:style-name="P1"><text:s text:c="12"/>"width": 480,</text:p>
      <text:p text:style-name="P1"><text:s text:c="12"/>"height": 360</text:p>
      <text:p text:style-name="P1"><text:s text:c="10"/>},</text:p>
      <text:p text:style-name="P1"><text:s text:c="10"/>"standard": {</text:p>
      <text:p text:style-name="P1"><text:s text:c="12"/>"url": "https://i.ytimg.com/vi/Ss3wxAf2WJQ/sddefault.jpg",</text:p>
      <text:p text:style-name="P1"><text:s text:c="12"/>"width": 640,</text:p>
      <text:p text:style-name="P1"><text:s text:c="12"/>"height": 480</text:p>
      <text:p text:style-name="P1"><text:s text:c="10"/>},</text:p>
      <text:p text:style-name="P1"><text:s text:c="10"/>"maxres": {</text:p>
      <text:p text:style-name="P1"><text:s text:c="12"/>"url": "https://i.ytimg.com/vi/Ss3wxAf2WJQ/maxresdefault.jpg",</text:p>
      <text:p text:style-name="P1"><text:s text:c="12"/>"width": 1280,</text:p>
      <text:p text:style-name="P1"><text:s text:c="12"/>"height": 720</text:p>
      <text:p text:style-name="P1"><text:s text:c="10"/>}</text:p>
      <text:p text:style-name="P1"><text:s text:c="8"/>},</text:p>
      <text:p text:style-name="P1"><text:s text:c="8"/>"channelTitle": "Fitness-Muscu",</text:p>
      <text:p text:style-name="P1"><text:s text:c="8"/>"categoryId": "17",</text:p>
      <text:p text:style-name="P1"><text:s text:c="8"/>"liveBroadcastContent": "none",</text:p>
      <text:p text:style-name="P1"><text:s text:c="8"/>"localized": {</text:p>
      <text:p text:style-name="P1"><text:s text:c="10"/>"title": "🥶 Pourquoi ça n’explose pas…",</text:p>
      <text:p text:style-name="P1"><text:s text:c="10"/>"description": "If you are the owner of this video, please contact me at remi@fitness-muscu.com, and i will remove the video \n\n This video follows the fair use guidelines imposed by my country (France) and any false copyright strike will be contested in the French court system."</text:p>
      <text:p text:style-name="P1"><text:s text:c="8"/>},</text:p>
      <text:p text:style-name="P1"><text:s text:c="8"/>"defaultAudioLanguage": "fr"</text:p>
      <text:p text:style-name="P1"><text:s text:c="6"/>},</text:p>
      <text:p text:style-name="P1"><text:s text:c="6"/>"contentDetails": {</text:p>
      <text:p text:style-name="P1"><text:s text:c="8"/>"duration": "PT31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1190996",</text:p>
      <text:p text:style-name="P1"><text:s text:c="8"/>"likeCount": "65698",</text:p>
      <text:p text:style-name="P1"><text:s text:c="8"/>"favoriteCount": "0",</text:p>
      <text:p text:style-name="P1"><text:s text:c="8"/>"commentCount": "219"</text:p>
      <text:p text:style-name="P1"><text:s text:c="6"/>}</text:p>
      <text:p text:style-name="P1"><text:s text:c="4"/>},</text:p>
      <text:p text:style-name="P1"><text:s text:c="4"/>{</text:p>
      <text:p text:style-name="P1"><text:s text:c="6"/>"kind": "youtube#video",</text:p>
      <text:p text:style-name="P1"><text:s text:c="6"/>"etag": "fV5XzEWUKZTig9pAubwmowZYfpE",</text:p>
      <text:p text:style-name="P1"><text:s text:c="6"/>"id": "zTYzBGcIWsY",</text:p>
      <text:p text:style-name="P1"><text:s text:c="6"/>"snippet": {</text:p>
      <text:p text:style-name="P1"><text:s text:c="8"/>"publishedAt": "2025-04-05T12:10:01Z",</text:p>
      <text:p text:style-name="P1"><text:s text:c="8"/>"channelId": "UCaqyqj0bX7sDoT_li0Z7X_Q",</text:p>
      <text:p text:style-name="P1"><text:s text:c="8"/>"title": "Il a recouvert le sol de 100 000 pièces. Voilà à quoi ça ressemble maintenant!",</text:p>
      <text:p text:style-name="P1"><text:s text:c="8"/>"description": "Vous êtes-vous déjà demandé comment le sol d'une maison pouvait devenir une toile pour l'art des pièces de monnaie? Dans cette vidéo, regardez un projet fascinant se dérouler <text:soft-page-break/>alors que 100 000 centimes sont transformés en un écran éblouissant en utilisant rien d'autre que de la Super Glue Gorilla et beaucoup de détermination. Chaque centime est placé à la main, créant une mosaïque qui transforme la monnaie ordinaire en un design extraordinaire. Est-ce une déclaration artistique intelligente ou pourrait-elle repousser les limites légales? Vérifiez-le et partagez ce que vous en pensez!\n\nTags: 100k pennies, coin art, Gorilla Super Glue, conception créative de la maison, mosaïque de penny, art DIY, projets uniques, transformation de l'argent, design innovant, relooking de la maison",</text:p>
      <text:p text:style-name="P1"><text:s text:c="8"/>"thumbnails": {</text:p>
      <text:p text:style-name="P1"><text:s text:c="10"/>"default": {</text:p>
      <text:p text:style-name="P1"><text:s text:c="12"/>"url": "https://i.ytimg.com/vi/zTYzBGcIWsY/default.jpg",</text:p>
      <text:p text:style-name="P1"><text:s text:c="12"/>"width": 120,</text:p>
      <text:p text:style-name="P1"><text:s text:c="12"/>"height": 90</text:p>
      <text:p text:style-name="P1"><text:s text:c="10"/>},</text:p>
      <text:p text:style-name="P1"><text:s text:c="10"/>"medium": {</text:p>
      <text:p text:style-name="P1"><text:s text:c="12"/>"url": "https://i.ytimg.com/vi/zTYzBGcIWsY/mqdefault.jpg",</text:p>
      <text:p text:style-name="P1"><text:s text:c="12"/>"width": 320,</text:p>
      <text:p text:style-name="P1"><text:s text:c="12"/>"height": 180</text:p>
      <text:p text:style-name="P1"><text:s text:c="10"/>},</text:p>
      <text:p text:style-name="P1"><text:s text:c="10"/>"high": {</text:p>
      <text:p text:style-name="P1"><text:s text:c="12"/>"url": "https://i.ytimg.com/vi/zTYzBGcIWsY/hqdefault.jpg",</text:p>
      <text:p text:style-name="P1"><text:s text:c="12"/>"width": 480,</text:p>
      <text:p text:style-name="P1"><text:s text:c="12"/>"height": 360</text:p>
      <text:p text:style-name="P1"><text:s text:c="10"/>},</text:p>
      <text:p text:style-name="P1"><text:s text:c="10"/>"standard": {</text:p>
      <text:p text:style-name="P1"><text:s text:c="12"/>"url": "https://i.ytimg.com/vi/zTYzBGcIWsY/sddefault.jpg",</text:p>
      <text:p text:style-name="P1"><text:s text:c="12"/>"width": 640,</text:p>
      <text:p text:style-name="P1"><text:s text:c="12"/>"height": 480</text:p>
      <text:p text:style-name="P1"><text:s text:c="10"/>},</text:p>
      <text:p text:style-name="P1"><text:s text:c="10"/>"maxres": {</text:p>
      <text:p text:style-name="P1"><text:s text:c="12"/>"url": "https://i.ytimg.com/vi/zTYzBGcIWsY/maxresdefault.jpg",</text:p>
      <text:p text:style-name="P1"><text:s text:c="12"/>"width": 1280,</text:p>
      <text:p text:style-name="P1"><text:s text:c="12"/>"height": 720</text:p>
      <text:p text:style-name="P1"><text:s text:c="10"/>}</text:p>
      <text:p text:style-name="P1"><text:s text:c="8"/>},</text:p>
      <text:p text:style-name="P1"><text:s text:c="8"/>"channelTitle": "Nathan Hugo",</text:p>
      <text:p text:style-name="P1"><text:s text:c="8"/>"categoryId": "24",</text:p>
      <text:p text:style-name="P1"><text:s text:c="8"/>"liveBroadcastContent": "none",</text:p>
      <text:p text:style-name="P1"><text:s text:c="8"/>"defaultLanguage": "fr",</text:p>
      <text:p text:style-name="P1"><text:s text:c="8"/>"localized": {</text:p>
      <text:p text:style-name="P1"><text:s text:c="10"/>"title": "Il a recouvert le sol de 100 000 pièces. Voilà à quoi ça ressemble maintenant!",</text:p>
      <text:p text:style-name="P1"><text:s text:c="10"/>"description": "Vous êtes-vous déjà demandé comment le sol d'une maison pouvait devenir une toile pour l'art des pièces de monnaie? Dans cette vidéo, regardez un projet fascinant se dérouler alors que 100 000 centimes sont transformés en un écran éblouissant en utilisant rien d'autre que de la Super Glue Gorilla et beaucoup de détermination. Chaque centime est placé à la main, créant une mosaïque qui transforme la monnaie ordinaire en un design extraordinaire. Est-ce une déclaration artistique intelligente ou pourrait-elle repousser les limites légales? Vérifiez-le et partagez ce que vous en pensez!\n\nTags: 100k pennies, coin art, Gorilla Super Glue, conception créative de la maison, mosaïque de penny, art DIY, projets uniques, transformation de l'argent, design innovant, relooking de la maison"</text:p>
      <text:p text:style-name="P1"><text:s text:c="8"/>},</text:p>
      <text:p text:style-name="P1"><text:s text:c="8"/>"defaultAudioLanguage": "fr"</text:p>
      <text:p text:style-name="P1"><text:s text:c="6"/>},</text:p>
      <text:p text:style-name="P1"><text:soft-page-break/><text:s text:c="6"/>"contentDetails": {</text:p>
      <text:p text:style-name="P1"><text:s text:c="8"/>"duration": "PT19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1299005",</text:p>
      <text:p text:style-name="P1"><text:s text:c="8"/>"favoriteCount": "0",</text:p>
      <text:p text:style-name="P1"><text:s text:c="8"/>"commentCount": "143"</text:p>
      <text:p text:style-name="P1"><text:s text:c="6"/>}</text:p>
      <text:p text:style-name="P1"><text:s text:c="4"/>},</text:p>
      <text:p text:style-name="P1"><text:s text:c="4"/>{</text:p>
      <text:p text:style-name="P1"><text:s text:c="6"/>"kind": "youtube#video",</text:p>
      <text:p text:style-name="P1"><text:s text:c="6"/>"etag": "SXTdgl2VALAECSfEGzDvQdXFY9g",</text:p>
      <text:p text:style-name="P1"><text:s text:c="6"/>"id": "_MdtDLbpob0",</text:p>
      <text:p text:style-name="P1"><text:s text:c="6"/>"snippet": {</text:p>
      <text:p text:style-name="P1"><text:s text:c="8"/>"publishedAt": "2025-04-06T10:55:03Z",</text:p>
      <text:p text:style-name="P1"><text:s text:c="8"/>"channelId": "UCTRPEM-98zg2h5LkNZutu3A",</text:p>
      <text:p text:style-name="P1"><text:s text:c="8"/>"title": "J’ai mis 33 ans à savoir ça 🧳",</text:p>
      <text:p text:style-name="P1"><text:s text:c="8"/>"description": "",</text:p>
      <text:p text:style-name="P1"><text:s text:c="8"/>"thumbnails": {</text:p>
      <text:p text:style-name="P1"><text:s text:c="10"/>"default": {</text:p>
      <text:p text:style-name="P1"><text:s text:c="12"/>"url": "https://i.ytimg.com/vi/_MdtDLbpob0/default.jpg",</text:p>
      <text:p text:style-name="P1"><text:s text:c="12"/>"width": 120,</text:p>
      <text:p text:style-name="P1"><text:s text:c="12"/>"height": 90</text:p>
      <text:p text:style-name="P1"><text:s text:c="10"/>},</text:p>
      <text:p text:style-name="P1"><text:s text:c="10"/>"medium": {</text:p>
      <text:p text:style-name="P1"><text:s text:c="12"/>"url": "https://i.ytimg.com/vi/_MdtDLbpob0/mqdefault.jpg",</text:p>
      <text:p text:style-name="P1"><text:s text:c="12"/>"width": 320,</text:p>
      <text:p text:style-name="P1"><text:s text:c="12"/>"height": 180</text:p>
      <text:p text:style-name="P1"><text:s text:c="10"/>},</text:p>
      <text:p text:style-name="P1"><text:s text:c="10"/>"high": {</text:p>
      <text:p text:style-name="P1"><text:s text:c="12"/>"url": "https://i.ytimg.com/vi/_MdtDLbpob0/hqdefault.jpg",</text:p>
      <text:p text:style-name="P1"><text:s text:c="12"/>"width": 480,</text:p>
      <text:p text:style-name="P1"><text:s text:c="12"/>"height": 360</text:p>
      <text:p text:style-name="P1"><text:s text:c="10"/>},</text:p>
      <text:p text:style-name="P1"><text:s text:c="10"/>"standard": {</text:p>
      <text:p text:style-name="P1"><text:s text:c="12"/>"url": "https://i.ytimg.com/vi/_MdtDLbpob0/sddefault.jpg",</text:p>
      <text:p text:style-name="P1"><text:s text:c="12"/>"width": 640,</text:p>
      <text:p text:style-name="P1"><text:s text:c="12"/>"height": 480</text:p>
      <text:p text:style-name="P1"><text:s text:c="10"/>},</text:p>
      <text:p text:style-name="P1"><text:s text:c="10"/>"maxres": {</text:p>
      <text:p text:style-name="P1"><text:s text:c="12"/>"url": "https://i.ytimg.com/vi/_MdtDLbpob0/maxresdefault.jpg",</text:p>
      <text:p text:style-name="P1"><text:s text:c="12"/>"width": 1280,</text:p>
      <text:p text:style-name="P1"><text:s text:c="12"/>"height": 720</text:p>
      <text:p text:style-name="P1"><text:s text:c="10"/>}</text:p>
      <text:p text:style-name="P1"><text:s text:c="8"/>},</text:p>
      <text:p text:style-name="P1"><text:s text:c="8"/>"channelTitle": "Jimmy &amp; Laura Astuces",</text:p>
      <text:p text:style-name="P1"><text:soft-page-break/><text:s text:c="8"/>"categoryId": "26",</text:p>
      <text:p text:style-name="P1"><text:s text:c="8"/>"liveBroadcastContent": "none",</text:p>
      <text:p text:style-name="P1"><text:s text:c="8"/>"defaultLanguage": "fr",</text:p>
      <text:p text:style-name="P1"><text:s text:c="8"/>"localized": {</text:p>
      <text:p text:style-name="P1"><text:s text:c="10"/>"title": "J’ai mis 33 ans à savoir ça 🧳",</text:p>
      <text:p text:style-name="P1"><text:s text:c="10"/>"description": ""</text:p>
      <text:p text:style-name="P1"><text:s text:c="8"/>},</text:p>
      <text:p text:style-name="P1"><text:s text:c="8"/>"defaultAudioLanguage": "fr"</text:p>
      <text:p text:style-name="P1"><text:s text:c="6"/>},</text:p>
      <text:p text:style-name="P1"><text:s text:c="6"/>"contentDetails": {</text:p>
      <text:p text:style-name="P1"><text:s text:c="8"/>"duration": "PT16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734989",</text:p>
      <text:p text:style-name="P1"><text:s text:c="8"/>"favoriteCount": "0",</text:p>
      <text:p text:style-name="P1"><text:s text:c="8"/>"commentCount": "284"</text:p>
      <text:p text:style-name="P1"><text:s text:c="6"/>}</text:p>
      <text:p text:style-name="P1"><text:s text:c="4"/>}</text:p>
      <text:p text:style-name="P1"><text:s text:c="2"/>],</text:p>
      <text:p text:style-name="P1"><text:s text:c="2"/>"nextPageToken": "CAUQAA",</text:p>
      <text:p text:style-name="P1"><text:s text:c="2"/>"pageInfo": {</text:p>
      <text:p text:style-name="P1"><text:s text:c="4"/>"totalResults": 200,</text:p>
      <text:p text:style-name="P1"><text:s text:c="4"/>"resultsPerPage": 5</text:p>
      <text:p text:style-name="P1"><text:s text:c="2"/>}</text:p>
      <text:p text:style-name="P1">}</text:p>
      <text:p text:style-name="P1"/>
      <text:p text:style-name="P5">Test de la fonction Videolist mais avec US à la place de FR</text:p>
      <text:p text:style-name="P1"/>
      <text:p text:style-name="P1">{</text:p>
      <text:p text:style-name="P1"><text:s text:c="2"/>"kind": "youtube#videoListResponse",</text:p>
      <text:p text:style-name="P1"><text:s text:c="2"/>"etag": "2MSrlzxL-7dENGF47raQm1wSTLI",</text:p>
      <text:p text:style-name="P1"><text:s text:c="2"/>"items": [</text:p>
      <text:p text:style-name="P1"><text:s text:c="4"/>{</text:p>
      <text:p text:style-name="P1"><text:s text:c="6"/>"kind": "youtube#video",</text:p>
      <text:p text:style-name="P1"><text:s text:c="6"/>"etag": "-2GFar1OuBsGm7Uvtu8lLPGiJuo",</text:p>
      <text:p text:style-name="P1"><text:s text:c="6"/>"id": "pqv4CTFJENY",</text:p>
      <text:p text:style-name="P1"><text:s text:c="6"/>"snippet": {</text:p>
      <text:p text:style-name="P1"><text:s text:c="8"/>"publishedAt": "2025-04-02T14:39:28Z",</text:p>
      <text:p text:style-name="P1"><text:s text:c="8"/>"channelId": "UCrE7EMG-ujXaPr4PhJolzIQ",</text:p>
      <text:p text:style-name="P1"><text:s text:c="8"/>"title": "She Did NOT Care💀(@nhokg_)",</text:p>
      <text:p text:style-name="P1"><text:s text:c="8"/>"description": "Guy attempts to lift 500 pounds but...\n\nCredits To: @nhokg_ Via Instagram\n\n#shorts #gym #fitness",</text:p>
      <text:p text:style-name="P1"><text:s text:c="8"/>"thumbnails": {</text:p>
      <text:p text:style-name="P1"><text:s text:c="10"/>"default": {</text:p>
      <text:p text:style-name="P1"><text:s text:c="12"/>"url": "https://i.ytimg.com/vi/pqv4CTFJENY/default.jpg",</text:p>
      <text:p text:style-name="P1"><text:s text:c="12"/>"width": 120,</text:p>
      <text:p text:style-name="P1"><text:soft-page-break/><text:s text:c="12"/>"height": 90</text:p>
      <text:p text:style-name="P1"><text:s text:c="10"/>},</text:p>
      <text:p text:style-name="P1"><text:s text:c="10"/>"medium": {</text:p>
      <text:p text:style-name="P1"><text:s text:c="12"/>"url": "https://i.ytimg.com/vi/pqv4CTFJENY/mqdefault.jpg",</text:p>
      <text:p text:style-name="P1"><text:s text:c="12"/>"width": 320,</text:p>
      <text:p text:style-name="P1"><text:s text:c="12"/>"height": 180</text:p>
      <text:p text:style-name="P1"><text:s text:c="10"/>},</text:p>
      <text:p text:style-name="P1"><text:s text:c="10"/>"high": {</text:p>
      <text:p text:style-name="P1"><text:s text:c="12"/>"url": "https://i.ytimg.com/vi/pqv4CTFJENY/hqdefault.jpg",</text:p>
      <text:p text:style-name="P1"><text:s text:c="12"/>"width": 480,</text:p>
      <text:p text:style-name="P1"><text:s text:c="12"/>"height": 360</text:p>
      <text:p text:style-name="P1"><text:s text:c="10"/>},</text:p>
      <text:p text:style-name="P1"><text:s text:c="10"/>"standard": {</text:p>
      <text:p text:style-name="P1"><text:s text:c="12"/>"url": "https://i.ytimg.com/vi/pqv4CTFJENY/sddefault.jpg",</text:p>
      <text:p text:style-name="P1"><text:s text:c="12"/>"width": 640,</text:p>
      <text:p text:style-name="P1"><text:s text:c="12"/>"height": 480</text:p>
      <text:p text:style-name="P1"><text:s text:c="10"/>},</text:p>
      <text:p text:style-name="P1"><text:s text:c="10"/>"maxres": {</text:p>
      <text:p text:style-name="P1"><text:s text:c="12"/>"url": "https://i.ytimg.com/vi/pqv4CTFJENY/maxresdefault.jpg",</text:p>
      <text:p text:style-name="P1"><text:s text:c="12"/>"width": 1280,</text:p>
      <text:p text:style-name="P1"><text:s text:c="12"/>"height": 720</text:p>
      <text:p text:style-name="P1"><text:s text:c="10"/>}</text:p>
      <text:p text:style-name="P1"><text:s text:c="8"/>},</text:p>
      <text:p text:style-name="P1"><text:s text:c="8"/>"channelTitle": "Mat Narrate",</text:p>
      <text:p text:style-name="P1"><text:s text:c="8"/>"categoryId": "22",</text:p>
      <text:p text:style-name="P1"><text:s text:c="8"/>"liveBroadcastContent": "none",</text:p>
      <text:p text:style-name="P1"><text:s text:c="8"/>"localized": {</text:p>
      <text:p text:style-name="P1"><text:s text:c="10"/>"title": "She Did NOT Care💀(@nhokg_)",</text:p>
      <text:p text:style-name="P1"><text:s text:c="10"/>"description": "Guy attempts to lift 500 pounds but...\n\nCredits To: @nhokg_ Via Instagram\n\n#shorts #gym #fitness"</text:p>
      <text:p text:style-name="P1"><text:s text:c="8"/>}</text:p>
      <text:p text:style-name="P1"><text:s text:c="6"/>},</text:p>
      <text:p text:style-name="P1"><text:s text:c="6"/>"contentDetails": {</text:p>
      <text:p text:style-name="P1"><text:s text:c="8"/>"duration": "PT19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20817176",</text:p>
      <text:p text:style-name="P1"><text:s text:c="8"/>"likeCount": "1213566",</text:p>
      <text:p text:style-name="P1"><text:s text:c="8"/>"favoriteCount": "0",</text:p>
      <text:p text:style-name="P1"><text:s text:c="8"/>"commentCount": "14543"</text:p>
      <text:p text:style-name="P1"><text:s text:c="6"/>}</text:p>
      <text:p text:style-name="P1"><text:s text:c="4"/>},</text:p>
      <text:p text:style-name="P1"><text:s text:c="4"/>{</text:p>
      <text:p text:style-name="P1"><text:s text:c="6"/>"kind": "youtube#video",</text:p>
      <text:p text:style-name="P1"><text:s text:c="6"/>"etag": "8gz8Fucn94jZOfTo7kKjRDK1_l0",</text:p>
      <text:p text:style-name="P1"><text:s text:c="6"/>"id": "2hKBjV3tQJY",</text:p>
      <text:p text:style-name="P1"><text:soft-page-break/><text:s text:c="6"/>"snippet": {</text:p>
      <text:p text:style-name="P1"><text:s text:c="8"/>"publishedAt": "2025-04-02T12:39:09Z",</text:p>
      <text:p text:style-name="P1"><text:s text:c="8"/>"channelId": "UCHwjAKNewAUI9f9wEv18Ltg",</text:p>
      <text:p text:style-name="P1"><text:s text:c="8"/>"title": "Bro Made Second One Looks Easy🥶(@Adaptogen)",</text:p>
      <text:p text:style-name="P1"><text:s text:c="8"/>"description": "This is why big muscles doesn't equal strength\n\nCredits to: @Adaptogen via YouTube\n\n#shorts #gym #fitness",</text:p>
      <text:p text:style-name="P1"><text:s text:c="8"/>"thumbnails": {</text:p>
      <text:p text:style-name="P1"><text:s text:c="10"/>"default": {</text:p>
      <text:p text:style-name="P1"><text:s text:c="12"/>"url": "https://i.ytimg.com/vi/2hKBjV3tQJY/default.jpg",</text:p>
      <text:p text:style-name="P1"><text:s text:c="12"/>"width": 120,</text:p>
      <text:p text:style-name="P1"><text:s text:c="12"/>"height": 90</text:p>
      <text:p text:style-name="P1"><text:s text:c="10"/>},</text:p>
      <text:p text:style-name="P1"><text:s text:c="10"/>"medium": {</text:p>
      <text:p text:style-name="P1"><text:s text:c="12"/>"url": "https://i.ytimg.com/vi/2hKBjV3tQJY/mqdefault.jpg",</text:p>
      <text:p text:style-name="P1"><text:s text:c="12"/>"width": 320,</text:p>
      <text:p text:style-name="P1"><text:s text:c="12"/>"height": 180</text:p>
      <text:p text:style-name="P1"><text:s text:c="10"/>},</text:p>
      <text:p text:style-name="P1"><text:s text:c="10"/>"high": {</text:p>
      <text:p text:style-name="P1"><text:s text:c="12"/>"url": "https://i.ytimg.com/vi/2hKBjV3tQJY/hqdefault.jpg",</text:p>
      <text:p text:style-name="P1"><text:s text:c="12"/>"width": 480,</text:p>
      <text:p text:style-name="P1"><text:s text:c="12"/>"height": 360</text:p>
      <text:p text:style-name="P1"><text:s text:c="10"/>},</text:p>
      <text:p text:style-name="P1"><text:s text:c="10"/>"standard": {</text:p>
      <text:p text:style-name="P1"><text:s text:c="12"/>"url": "https://i.ytimg.com/vi/2hKBjV3tQJY/sddefault.jpg",</text:p>
      <text:p text:style-name="P1"><text:s text:c="12"/>"width": 640,</text:p>
      <text:p text:style-name="P1"><text:s text:c="12"/>"height": 480</text:p>
      <text:p text:style-name="P1"><text:s text:c="10"/>},</text:p>
      <text:p text:style-name="P1"><text:s text:c="10"/>"maxres": {</text:p>
      <text:p text:style-name="P1"><text:s text:c="12"/>"url": "https://i.ytimg.com/vi/2hKBjV3tQJY/maxresdefault.jpg",</text:p>
      <text:p text:style-name="P1"><text:s text:c="12"/>"width": 1280,</text:p>
      <text:p text:style-name="P1"><text:s text:c="12"/>"height": 720</text:p>
      <text:p text:style-name="P1"><text:s text:c="10"/>}</text:p>
      <text:p text:style-name="P1"><text:s text:c="8"/>},</text:p>
      <text:p text:style-name="P1"><text:s text:c="8"/>"channelTitle": "Gainz",</text:p>
      <text:p text:style-name="P1"><text:s text:c="8"/>"categoryId": "22",</text:p>
      <text:p text:style-name="P1"><text:s text:c="8"/>"liveBroadcastContent": "none",</text:p>
      <text:p text:style-name="P1"><text:s text:c="8"/>"localized": {</text:p>
      <text:p text:style-name="P1"><text:s text:c="10"/>"title": "Bro Made Second One Looks Easy🥶(@Adaptogen)",</text:p>
      <text:p text:style-name="P1"><text:s text:c="10"/>"description": "This is why big muscles doesn't equal strength\n\nCredits to: @Adaptogen via YouTube\n\n#shorts #gym #fitness"</text:p>
      <text:p text:style-name="P1"><text:s text:c="8"/>}</text:p>
      <text:p text:style-name="P1"><text:s text:c="6"/>},</text:p>
      <text:p text:style-name="P1"><text:s text:c="6"/>"contentDetails": {</text:p>
      <text:p text:style-name="P1"><text:s text:c="8"/>"duration": "PT46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oft-page-break/><text:s text:c="8"/>"viewCount": "35432817",</text:p>
      <text:p text:style-name="P1"><text:s text:c="8"/>"likeCount": "1772989",</text:p>
      <text:p text:style-name="P1"><text:s text:c="8"/>"favoriteCount": "0",</text:p>
      <text:p text:style-name="P1"><text:s text:c="8"/>"commentCount": "10183"</text:p>
      <text:p text:style-name="P1"><text:s text:c="6"/>}</text:p>
      <text:p text:style-name="P1"><text:s text:c="4"/>},</text:p>
      <text:p text:style-name="P1"><text:s text:c="4"/>{</text:p>
      <text:p text:style-name="P1"><text:s text:c="6"/>"kind": "youtube#video",</text:p>
      <text:p text:style-name="P1"><text:s text:c="6"/>"etag": "Ixo0PCjutN-3_znOba40aZKxQyg",</text:p>
      <text:p text:style-name="P1"><text:s text:c="6"/>"id": "6oqqskRIvzw",</text:p>
      <text:p text:style-name="P1"><text:s text:c="6"/>"snippet": {</text:p>
      <text:p text:style-name="P1"><text:s text:c="8"/>"publishedAt": "2025-04-05T18:00:04Z",</text:p>
      <text:p text:style-name="P1"><text:s text:c="8"/>"channelId": "UCF4tSUPk250IIL46U6FbnaQ",</text:p>
      <text:p text:style-name="P1"><text:s text:c="8"/>"title": "Fake Glass Check 😨",</text:p>
      <text:p text:style-name="P1"><text:s text:c="8"/>"description": "Fake Glass Check 😨\n\nVia : @huelsmart\n\nLook. This is a simple method to test if the glass in your window is real or fake. All you have to do is take a sharp blade and start scratching the edge of the glass with it. Now, if the glass is fake or made of fiber, then a long spring-like piece will come out of it. But if the glass is real, then it'll break.",</text:p>
      <text:p text:style-name="P1"><text:s text:c="8"/>"thumbnails": {</text:p>
      <text:p text:style-name="P1"><text:s text:c="10"/>"default": {</text:p>
      <text:p text:style-name="P1"><text:s text:c="12"/>"url": "https://i.ytimg.com/vi/6oqqskRIvzw/default.jpg",</text:p>
      <text:p text:style-name="P1"><text:s text:c="12"/>"width": 120,</text:p>
      <text:p text:style-name="P1"><text:s text:c="12"/>"height": 90</text:p>
      <text:p text:style-name="P1"><text:s text:c="10"/>},</text:p>
      <text:p text:style-name="P1"><text:s text:c="10"/>"medium": {</text:p>
      <text:p text:style-name="P1"><text:s text:c="12"/>"url": "https://i.ytimg.com/vi/6oqqskRIvzw/mqdefault.jpg",</text:p>
      <text:p text:style-name="P1"><text:s text:c="12"/>"width": 320,</text:p>
      <text:p text:style-name="P1"><text:s text:c="12"/>"height": 180</text:p>
      <text:p text:style-name="P1"><text:s text:c="10"/>},</text:p>
      <text:p text:style-name="P1"><text:s text:c="10"/>"high": {</text:p>
      <text:p text:style-name="P1"><text:s text:c="12"/>"url": "https://i.ytimg.com/vi/6oqqskRIvzw/hqdefault.jpg",</text:p>
      <text:p text:style-name="P1"><text:s text:c="12"/>"width": 480,</text:p>
      <text:p text:style-name="P1"><text:s text:c="12"/>"height": 360</text:p>
      <text:p text:style-name="P1"><text:s text:c="10"/>},</text:p>
      <text:p text:style-name="P1"><text:s text:c="10"/>"standard": {</text:p>
      <text:p text:style-name="P1"><text:s text:c="12"/>"url": "https://i.ytimg.com/vi/6oqqskRIvzw/sddefault.jpg",</text:p>
      <text:p text:style-name="P1"><text:s text:c="12"/>"width": 640,</text:p>
      <text:p text:style-name="P1"><text:s text:c="12"/>"height": 480</text:p>
      <text:p text:style-name="P1"><text:s text:c="10"/>},</text:p>
      <text:p text:style-name="P1"><text:s text:c="10"/>"maxres": {</text:p>
      <text:p text:style-name="P1"><text:s text:c="12"/>"url": "https://i.ytimg.com/vi/6oqqskRIvzw/maxresdefault.jpg",</text:p>
      <text:p text:style-name="P1"><text:s text:c="12"/>"width": 1280,</text:p>
      <text:p text:style-name="P1"><text:s text:c="12"/>"height": 720</text:p>
      <text:p text:style-name="P1"><text:s text:c="10"/>}</text:p>
      <text:p text:style-name="P1"><text:s text:c="8"/>},</text:p>
      <text:p text:style-name="P1"><text:s text:c="8"/>"channelTitle": "THOFNIS",</text:p>
      <text:p text:style-name="P1"><text:s text:c="8"/>"categoryId": "24",</text:p>
      <text:p text:style-name="P1"><text:s text:c="8"/>"liveBroadcastContent": "none",</text:p>
      <text:p text:style-name="P1"><text:s text:c="8"/>"localized": {</text:p>
      <text:p text:style-name="P1"><text:s text:c="10"/>"title": "Fake Glass Check 😨",</text:p>
      <text:p text:style-name="P1"><text:s text:c="10"/>"description": "Fake Glass Check 😨\n\nVia : @huelsmart\n\nLook. This is a simple method to test if the glass in your window is real or fake. All you have to do is take a sharp blade and start <text:soft-page-break/>scratching the edge of the glass with it. Now, if the glass is fake or made of fiber, then a long spring-like piece will come out of it. But if the glass is real, then it'll break."</text:p>
      <text:p text:style-name="P1"><text:s text:c="8"/>}</text:p>
      <text:p text:style-name="P1"><text:s text:c="6"/>},</text:p>
      <text:p text:style-name="P1"><text:s text:c="6"/>"contentDetails": {</text:p>
      <text:p text:style-name="P1"><text:s text:c="8"/>"duration": "PT17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17546817",</text:p>
      <text:p text:style-name="P1"><text:s text:c="8"/>"likeCount": "552506",</text:p>
      <text:p text:style-name="P1"><text:s text:c="8"/>"favoriteCount": "0",</text:p>
      <text:p text:style-name="P1"><text:s text:c="8"/>"commentCount": "5873"</text:p>
      <text:p text:style-name="P1"><text:s text:c="6"/>}</text:p>
      <text:p text:style-name="P1"><text:s text:c="4"/>},</text:p>
      <text:p text:style-name="P1"><text:s text:c="4"/>{</text:p>
      <text:p text:style-name="P1"><text:s text:c="6"/>"kind": "youtube#video",</text:p>
      <text:p text:style-name="P1"><text:s text:c="6"/>"etag": "fdszKTfQhoTZ13PriTnHzDMNIS8",</text:p>
      <text:p text:style-name="P1"><text:s text:c="6"/>"id": "3Xiua0NMjSU",</text:p>
      <text:p text:style-name="P1"><text:s text:c="6"/>"snippet": {</text:p>
      <text:p text:style-name="P1"><text:s text:c="8"/>"publishedAt": "2025-04-06T15:20:59Z",</text:p>
      <text:p text:style-name="P1"><text:s text:c="8"/>"channelId": "UC68TLK0mAEzUyHx5x5k-S1Q",</text:p>
      <text:p text:style-name="P1"><text:s text:c="8"/>"title": "Can You Tell Who Is On Steroids?",</text:p>
      <text:p text:style-name="P1"><text:s text:c="8"/>"description": "Only one of these people have never taken steroids. Can random people spot the lifetime natural?",</text:p>
      <text:p text:style-name="P1"><text:s text:c="8"/>"thumbnails": {</text:p>
      <text:p text:style-name="P1"><text:s text:c="10"/>"default": {</text:p>
      <text:p text:style-name="P1"><text:s text:c="12"/>"url": "https://i.ytimg.com/vi/3Xiua0NMjSU/default.jpg",</text:p>
      <text:p text:style-name="P1"><text:s text:c="12"/>"width": 120,</text:p>
      <text:p text:style-name="P1"><text:s text:c="12"/>"height": 90</text:p>
      <text:p text:style-name="P1"><text:s text:c="10"/>},</text:p>
      <text:p text:style-name="P1"><text:s text:c="10"/>"medium": {</text:p>
      <text:p text:style-name="P1"><text:s text:c="12"/>"url": "https://i.ytimg.com/vi/3Xiua0NMjSU/mqdefault.jpg",</text:p>
      <text:p text:style-name="P1"><text:s text:c="12"/>"width": 320,</text:p>
      <text:p text:style-name="P1"><text:s text:c="12"/>"height": 180</text:p>
      <text:p text:style-name="P1"><text:s text:c="10"/>},</text:p>
      <text:p text:style-name="P1"><text:s text:c="10"/>"high": {</text:p>
      <text:p text:style-name="P1"><text:s text:c="12"/>"url": "https://i.ytimg.com/vi/3Xiua0NMjSU/hqdefault.jpg",</text:p>
      <text:p text:style-name="P1"><text:s text:c="12"/>"width": 480,</text:p>
      <text:p text:style-name="P1"><text:s text:c="12"/>"height": 360</text:p>
      <text:p text:style-name="P1"><text:s text:c="10"/>},</text:p>
      <text:p text:style-name="P1"><text:s text:c="10"/>"standard": {</text:p>
      <text:p text:style-name="P1"><text:s text:c="12"/>"url": "https://i.ytimg.com/vi/3Xiua0NMjSU/sddefault.jpg",</text:p>
      <text:p text:style-name="P1"><text:s text:c="12"/>"width": 640,</text:p>
      <text:p text:style-name="P1"><text:s text:c="12"/>"height": 480</text:p>
      <text:p text:style-name="P1"><text:s text:c="10"/>},</text:p>
      <text:p text:style-name="P1"><text:s text:c="10"/>"maxres": {</text:p>
      <text:p text:style-name="P1"><text:soft-page-break/><text:s text:c="12"/>"url": "https://i.ytimg.com/vi/3Xiua0NMjSU/maxresdefault.jpg",</text:p>
      <text:p text:style-name="P1"><text:s text:c="12"/>"width": 1280,</text:p>
      <text:p text:style-name="P1"><text:s text:c="12"/>"height": 720</text:p>
      <text:p text:style-name="P1"><text:s text:c="10"/>}</text:p>
      <text:p text:style-name="P1"><text:s text:c="8"/>},</text:p>
      <text:p text:style-name="P1"><text:s text:c="8"/>"channelTitle": "Jeff Nippard",</text:p>
      <text:p text:style-name="P1"><text:s text:c="8"/>"tags": [</text:p>
      <text:p text:style-name="P1"><text:s text:c="10"/>"jeff nippard",</text:p>
      <text:p text:style-name="P1"><text:s text:c="10"/>"jeff nipard",</text:p>
      <text:p text:style-name="P1"><text:s text:c="10"/>"jeff nippard natty or not",</text:p>
      <text:p text:style-name="P1"><text:s text:c="10"/>"jeff nippard natty or not greg doucette",</text:p>
      <text:p text:style-name="P1"><text:s text:c="10"/>"jeff nippard natty or juice",</text:p>
      <text:p text:style-name="P1"><text:s text:c="10"/>"natural vs enhanced",</text:p>
      <text:p text:style-name="P1"><text:s text:c="10"/>"natural vs enhanced bodybuilding",</text:p>
      <text:p text:style-name="P1"><text:s text:c="10"/>"natural vs steroids",</text:p>
      <text:p text:style-name="P1"><text:s text:c="10"/>"jeff nippard steroids vs natural",</text:p>
      <text:p text:style-name="P1"><text:s text:c="10"/>"jeff nippard side effects of steroids",</text:p>
      <text:p text:style-name="P1"><text:s text:c="10"/>"jeff nippard steroids",</text:p>
      <text:p text:style-name="P1"><text:s text:c="10"/>"steroids"</text:p>
      <text:p text:style-name="P1"><text:s text:c="8"/>],</text:p>
      <text:p text:style-name="P1"><text:s text:c="8"/>"categoryId": "24",</text:p>
      <text:p text:style-name="P1"><text:s text:c="8"/>"liveBroadcastContent": "none",</text:p>
      <text:p text:style-name="P1"><text:s text:c="8"/>"localized": {</text:p>
      <text:p text:style-name="P1"><text:s text:c="10"/>"title": "Can You Tell Who Is On Steroids?",</text:p>
      <text:p text:style-name="P1"><text:s text:c="10"/>"description": "Only one of these people have never taken steroids. Can random people spot the lifetime natural?"</text:p>
      <text:p text:style-name="P1"><text:s text:c="8"/>},</text:p>
      <text:p text:style-name="P1"><text:s text:c="8"/>"defaultAudioLanguage": "en"</text:p>
      <text:p text:style-name="P1"><text:s text:c="6"/>},</text:p>
      <text:p text:style-name="P1"><text:s text:c="6"/>"contentDetails": {</text:p>
      <text:p text:style-name="P1"><text:s text:c="8"/>"duration": "PT44S",</text:p>
      <text:p text:style-name="P1"><text:s text:c="8"/>"dimension": "2d",</text:p>
      <text:p text:style-name="P1"><text:s text:c="8"/>"definition": "hd",</text:p>
      <text:p text:style-name="P1"><text:s text:c="8"/>"caption": "false",</text:p>
      <text:p text:style-name="P1"><text:s text:c="8"/>"licensedContent": true,</text:p>
      <text:p text:style-name="P1"><text:s text:c="8"/>"contentRating": {},</text:p>
      <text:p text:style-name="P1"><text:s text:c="8"/>"projection": "rectangular"</text:p>
      <text:p text:style-name="P1"><text:s text:c="6"/>},</text:p>
      <text:p text:style-name="P1"><text:s text:c="6"/>"statistics": {</text:p>
      <text:p text:style-name="P1"><text:s text:c="8"/>"viewCount": "11563776",</text:p>
      <text:p text:style-name="P1"><text:s text:c="8"/>"likeCount": "558592",</text:p>
      <text:p text:style-name="P1"><text:s text:c="8"/>"favoriteCount": "0",</text:p>
      <text:p text:style-name="P1"><text:s text:c="8"/>"commentCount": "2642"</text:p>
      <text:p text:style-name="P1"><text:s text:c="6"/>}</text:p>
      <text:p text:style-name="P1"><text:s text:c="4"/>}</text:p>
      <text:p text:style-name="P1"><text:s text:c="2"/>],</text:p>
      <text:p text:style-name="P1"><text:s text:c="2"/>"nextPageToken": "CAUQAA",</text:p>
      <text:p text:style-name="P1"><text:s text:c="2"/>"pageInfo": {</text:p>
      <text:p text:style-name="P1"><text:s text:c="4"/>"totalResults": 200,</text:p>
      <text:p text:style-name="P1"><text:s text:c="4"/>"resultsPerPage": 5</text:p>
      <text:p text:style-name="P1"><text:s text:c="2"/>}</text:p>
      <text:p text:style-name="P1">}</text:p>
      <text:p text:style-name="P1"><text:soft-page-break/></text:p>
      <text:p text:style-name="P1"/>
      <text:p text:style-name="P2">Très stylé comme idée 👀 Tu veux carrément un <text:span text:style-name="Strong_20_Emphasis">algorithme qui génère des idées de vidéos tendance</text:span> à créer — donc un truc qui aide un créateur à savoir <text:span text:style-name="Strong_20_Emphasis">quoi poster pour buzzer</text:span>. Let’s go, je te propose un algo clair, structuré, et adaptable à n’importe quelle niche.</text:p>
      <text:p text:style-name="Horizontal_20_Line"/>
      <text:h text:style-name="Heading_20_3" text:outline-level="3">🚀 Objectif : Générer des idées de vidéos tendance pour un créateur YouTube</text:h>
      <text:p text:style-name="Horizontal_20_Line"/>
      <text:h text:style-name="Heading_20_2" text:outline-level="2">🔧 <text:span text:style-name="Strong_20_Emphasis">ALGORITHME : Générateur de vidéos tendance</text:span></text:h>
      <text:h text:style-name="Heading_20_4" text:outline-level="4">1. <text:span text:style-name="Strong_20_Emphasis">Entrées</text:span></text:h>
      <text:list text:style-name="L1">
        <text:list-item>
          <text:p text:style-name="P7"><text:span text:style-name="Source_20_Text">niche</text:span> (ex : "gaming", "mode", "cuisine", "éducation", etc.)</text:p>
        </text:list-item>
        <text:list-item>
          <text:p text:style-name="P7"><text:span text:style-name="Source_20_Text">language</text:span> (ex : "fr", "en", etc.)</text:p>
        </text:list-item>
        <text:list-item>
          <text:p text:style-name="P7"><text:span text:style-name="Source_20_Text">targetAudience</text:span> (ex : "ados", "millennials", "pros", etc.)</text:p>
        </text:list-item>
      </text:list>
      <text:h text:style-name="Heading_20_4" text:outline-level="4">2. <text:span text:style-name="Strong_20_Emphasis">Étapes</text:span></text:h>
      <text:p text:style-name="P1"/>
      <text:p text:style-name="P1"/>
      <text:p text:style-name="P1">fonction genererIdeesVideos(niche, language, targetAudience):<text:line-break/><text:line-break/> <text:s text:c="3"/># 1. Rechercher les vidéos populaires dans la niche<text:line-break/> <text:s text:c="3"/>tendances = rechercherVideosTendance(niche, language)<text:line-break/><text:line-break/> <text:s text:c="3"/># 2. Extraire les formats et patterns des titres (ex: "Top 10", "Tuto", "Avant/Après")<text:line-break/> <text:s text:c="3"/>formatsPopulaires = analyserFormatsTitres(tendances)<text:line-break/><text:line-break/> <text:s text:c="3"/># 3. Analyser les commentaires, titres et hashtags pour voir ce qui buzz<text:line-break/> <text:s text:c="3"/>sujetsPopulaires = extraireSujets(tendances)<text:line-break/><text:line-break/> <text:s text:c="3"/># 4. Croiser avec la cible (âge, intérêts, durée préférée, etc.)<text:line-break/> <text:s text:c="3"/>sujetsFiltres = filtrerParAudience(sujetsPopulaires, targetAudience)<text:line-break/><text:line-break/> <text:s text:c="3"/># 5. Générer des idées nouvelles en combinant formats + sujets<text:line-break/> <text:s text:c="3"/>idees = []<text:line-break/> <text:s text:c="3"/>pour sujet dans sujetsFiltres:<text:line-break/> <text:s text:c="7"/>pour format dans formatsPopulaires:<text:line-break/> <text:s text:c="11"/>idees.ajouter(genererTitreCreatif(format, sujet))<text:line-break/><text:line-break/> <text:s text:c="3"/>retourner idees<text:line-break/></text:p>
      <text:p text:style-name="P1"/>
      <text:p text:style-name="P1"/>
      <text:p text:style-name="P1"/>
      <text:p text:style-name="P1"/>
      <text:p text:style-name="P1"/>
      <text:p text:style-name="P1"/>
      <text:p text:style-name="P1"><text:soft-page-break/></text:p>
      <text:p text:style-name="P1"/>
      <text:p text:style-name="P3">import requests<text:line-break/>import re<text:line-break/>import random<text:line-break/><text:line-break/>API_KEY = 'YOUR_API_KEY_HERE'<text:line-break/>YOUTUBE_API_URL = '<text:a xlink:type="simple" xlink:href="https://www.googleapis.com/youtube/v3" text:style-name="Internet_20_link" text:visited-style-name="Visited_20_Internet_20_Link">https://www.googleapis.com/youtube/v3</text:a>'</text:p>
      <text:p text:style-name="P3"/>
      <text:p text:style-name="P3"><text:line-break/><text:line-break/># Étape 1 : Récupérer les vidéos populaires dans la niche gaming<text:line-break/>def get_trending_gaming_videos(max_results=25):<text:line-break/> <text:s text:c="3"/>url = f"{YOUTUBE_API_URL}/videos"<text:line-break/> <text:s text:c="3"/>params = {<text:line-break/> <text:s text:c="7"/>"part": "snippet",<text:line-break/> <text:s text:c="7"/>"chart": "mostPopular",<text:line-break/> <text:s text:c="7"/>"regionCode": "FR",<text:line-break/> <text:s text:c="7"/>"videoCategoryId": "20", <text:s/># Gaming<text:line-break/> <text:s text:c="7"/>"maxResults": max_results,<text:line-break/> <text:s text:c="7"/>"key": API_KEY<text:line-break/> <text:s text:c="3"/>}<text:line-break/> <text:s text:c="3"/>response = requests.get(url, params=params)<text:line-break/> <text:s text:c="3"/>return response.json().get("items", [])<text:line-break/><text:line-break/># Étape 2 : Extraire formats populaires à partir des titres<text:line-break/>def extract_formats(titles):<text:line-break/> <text:s text:c="3"/>patterns = ["top \d+", "défi", "astuce", "tuto", "24h", "vs", "meilleur", "pire", "test", "build"]<text:line-break/> <text:s text:c="3"/>formats = []<text:line-break/> <text:s text:c="3"/>for title in titles:<text:line-break/> <text:s text:c="7"/>for pat in patterns:<text:line-break/> <text:s text:c="11"/>if re.search(pat, title, re.IGNORECASE):<text:line-break/> <text:s text:c="15"/>formats.append(pat)<text:line-break/> <text:s text:c="3"/>return list(set(formats)) or ["défi", "tuto", "top 5"]<text:line-break/><text:line-break/># Étape 3 : Générer des idées en combinant sujets + formats<text:line-break/>def generate_ideas(formats, base_subjects):<text:line-break/> <text:s text:c="3"/>ideas = []<text:line-break/> <text:s text:c="3"/>for sujet in base_subjects:<text:line-break/> <text:s text:c="7"/>for f in formats:<text:line-break/> <text:s text:c="11"/>idea = f"{f.capitalize()} : {sujet}"<text:line-break/> <text:s text:c="11"/>ideas.append(idea)<text:line-break/> <text:s text:c="3"/>return random.sample(ideas, min(len(ideas), 10))<text:line-break/><text:line-break/># Sujet ciblé pour les 13-25 ans (jeux actuels + trucs viraux)<text:line-break/>young_audience_subjects = [<text:line-break/> <text:s text:c="3"/>"comment devenir pro sur Fortnite",<text:line-break/> <text:s text:c="3"/>"les meilleurs mods Minecraft en 2025",<text:line-break/> <text:s text:c="3"/>"défis absurdes sur GTA V",<text:line-break/> <text:s text:c="3"/>"setup gaming pour moins de 100€",<text:line-break/> <text:s text:c="3"/>"je teste les pires jeux mobiles",<text:line-break/> <text:s text:c="3"/>"Call of Duty : glitchs les plus fous",<text:line-break/><text:soft-page-break/> <text:s text:c="3"/>"speedrun de Mario en 1 heure",<text:line-break/> <text:s text:c="3"/>"ranking des persos LoL",<text:line-break/> <text:s text:c="3"/>"valorant avec une manette 😱",<text:line-break/> <text:s text:c="3"/>"reaction à mes anciennes games"<text:line-break/>]<text:line-break/><text:line-break/>if __name__ == "__main__":<text:line-break/> <text:s text:c="3"/>print("⏳ Récupération des vidéos tendance...")<text:line-break/> <text:s text:c="3"/>videos = get_trending_gaming_videos()<text:line-break/> <text:s text:c="3"/>titles = [v["snippet"]["title"] for v in videos]<text:line-break/><text:line-break/> <text:s text:c="3"/>print("🔍 Analyse des formats populaires...")<text:line-break/> <text:s text:c="3"/>formats = extract_formats(titles)<text:line-break/><text:line-break/> <text:s text:c="3"/>print("💡 Génération d'idées de vidéos...")<text:line-break/> <text:s text:c="3"/>ideas = generate_ideas(formats, young_audience_subjects)<text:line-break/><text:line-break/> <text:s text:c="3"/>print("\n🎯 Idées de vidéos à créer :")<text:line-break/> <text:s text:c="3"/>for i, idea in enumerate(ideas, 1):<text:line-break/> <text:s text:c="7"/>print(f"{i}. {idea}")<text:line-break/></text:p>
      <text:p text:style-name="P3"/>
      <text:p text:style-name="P3"/>
      <text:p text:style-name="P3"/>
      <text:p text:style-name="P3"/>
      <text:p text:style-name="P3"/>
      <text:p text:style-name="P3"/>
      <text:p text:style-name="P3"/>
      <text:p text:style-name="P3"><text:span text:style-name="T1">curl --request GET \ --url 'https://yt-api.p.rapidapi.com/video/info?id=arj7oStGLkU' \ --header 'x-rapidapi-host: yt-api.p.rapidapi.com' \ --header 'x-rapidapi-key: 670f416022msh9b82781863db1afp109c3fjsnce7af4d57667'</text:span> </text:p>
      <text:p text:style-name="P3"/>
      <text:p text:style-name="P3">📦 ton-projet/</text:p>
      <text:p text:style-name="P3">├── 📁 backend/</text:p>
      <text:p text:style-name="P3">│ <text:s text:c="2"/>├── main.py</text:p>
      <text:p text:style-name="P3">│ <text:s text:c="2"/>├── requirements.txt</text:p>
      <text:p text:style-name="P3">│ <text:s text:c="2"/>└── app/</text:p>
      <text:p text:style-name="P3">│ <text:s text:c="6"/>├── __init__.py</text:p>
      <text:p text:style-name="P3">│ <text:s text:c="6"/>├── config.py</text:p>
      <text:p text:style-name="P3">│ <text:s text:c="6"/>├── services.py</text:p>
      <text:p text:style-name="P3">│ <text:s text:c="6"/>├── trends.py</text:p>
      <text:p text:style-name="P3">│ <text:s text:c="6"/>└── routes/</text:p>
      <text:p text:style-name="P3">│ <text:s text:c="10"/>└── generator.py</text:p>
      <text:p text:style-name="P3">│</text:p>
      <text:p text:style-name="P3">├── 📁 frontend/ <text:s text:c="2"/># (si tu ajoutes une interface)</text:p>
      <text:p text:style-name="P3">│ <text:s text:c="2"/>└── ...</text:p>
      <text:p text:style-name="P3">├── .gitignore</text:p>
      <text:p text:style-name="P3">├── README.md</text:p>
      <text:p text:style-name="P3"/>
      <text:p text:style-name="P3">(base) PS C:\Users\Mohan&gt; cd .\Documents\ytb-vid-ideas-app\</text:p>
      <text:p text:style-name="P3">(base) PS C:\Users\Mohan\Documents\ytb-vid-ideas-app&gt; cd .\frontend\</text:p>
      <text:p text:style-name="P3">(base) PS C:\Users\Mohan\Documents\ytb-vid-ideas-app\frontend&gt; npx create-react-app frontend</text:p>
      <text:p text:style-name="P3"><text:soft-page-break/>Need to install the following packages:</text:p>
      <text:p text:style-name="P3">create-react-app@5.1.0</text:p>
      <text:p text:style-name="P3">Ok to proceed? (y) y</text:p>
      <text:p text:style-name="P3"/>
      <text:p text:style-name="P3">npm warn deprecated uid-number@0.0.6: This package is no longer supported.</text:p>
      <text:p text:style-name="P3">npm warn deprecated fstream-ignore@1.0.5: This package is no longer supported.</text:p>
      <text:p text:style-name="P3">npm warn deprecated inflight@1.0.6: This module is not supported, and leaks memory. Do not use it. Check out lru-cache if you want a good and tested way to coalesce async requests by a key value, which is much more comprehensive and powerful.</text:p>
      <text:p text:style-name="P3">npm warn deprecated rimraf@2.7.1: Rimraf versions prior to v4 are no longer supported</text:p>
      <text:p text:style-name="P3">npm warn deprecated glob@7.2.3: Glob versions prior to v9 are no longer supported</text:p>
      <text:p text:style-name="P3">npm warn deprecated fstream@1.0.12: This package is no longer supported.</text:p>
      <text:p text:style-name="P3">npm warn deprecated tar@2.2.2: This version of tar is no longer supported, and will not receive security updates. Please upgrade asap.</text:p>
      <text:p text:style-name="P3">create-react-app is deprecated.</text:p>
      <text:p text:style-name="P3"/>
      <text:p text:style-name="P3">You can find a list of up-to-date React frameworks on react.dev</text:p>
      <text:p text:style-name="P3">For more info see:https://react.dev/link/cra</text:p>
      <text:p text:style-name="P3"/>
      <text:p text:style-name="P3">This error message will only be shown once per install.</text:p>
      <text:p text:style-name="P3"/>
      <text:p text:style-name="P3">Creating a new React app in C:\Users\Mohan\Documents\ytb-vid-ideas-app\frontend\frontend.</text:p>
      <text:p text:style-name="P3"/>
      <text:p text:style-name="P3">Installing packages. This might take a couple of minutes.</text:p>
      <text:p text:style-name="P3">Installing react, react-dom, and react-scripts with cra-template...</text:p>
      <text:p text:style-name="P3"/>
      <text:p text:style-name="P3"/>
      <text:p text:style-name="P3">added 1322 packages in 34s</text:p>
      <text:p text:style-name="P3"/>
      <text:p text:style-name="P3">268 packages are looking for funding</text:p>
      <text:p text:style-name="P3"><text:s text:c="2"/>run `npm fund` for details</text:p>
      <text:p text:style-name="P3">Git repo not initialized Error: Command failed: git --version</text:p>
      <text:p text:style-name="P3"><text:s text:c="4"/>at genericNodeError (node:internal/errors:983:15)</text:p>
      <text:p text:style-name="P3"><text:s text:c="4"/>at wrappedFn (node:internal/errors:537:14)</text:p>
      <text:p text:style-name="P3"><text:s text:c="4"/>at checkExecSyncError (node:child_process:882:11)</text:p>
      <text:p text:style-name="P3"><text:s text:c="4"/>at execSync (node:child_process:954:15)</text:p>
      <text:p text:style-name="P3"><text:s text:c="4"/>at tryGitInit (C:\Users\Mohan\Documents\ytb-vid-ideas-app\frontend\frontend\node_modules\react-scripts\scripts\init.js:46:5)</text:p>
      <text:p text:style-name="P3"><text:s text:c="4"/>at module.exports (C:\Users\Mohan\Documents\ytb-vid-ideas-app\frontend\frontend\node_modules\react-scripts\scripts\init.js:276:7)</text:p>
      <text:p text:style-name="P3"><text:s text:c="4"/>at [eval]:3:14</text:p>
      <text:p text:style-name="P3"><text:s text:c="4"/>at runScriptInThisContext (node:internal/vm:209:10)</text:p>
      <text:p text:style-name="P3"><text:s text:c="4"/>at node:internal/process/execution:449:12</text:p>
      <text:p text:style-name="P3"><text:s text:c="4"/>at [eval]-wrapper:6:24 {</text:p>
      <text:p text:style-name="P3"><text:s text:c="2"/>status: 1,</text:p>
      <text:p text:style-name="P3"><text:s text:c="2"/>signal: null,</text:p>
      <text:p text:style-name="P3"><text:s text:c="2"/>output: [ null, null, null ],</text:p>
      <text:p text:style-name="P3"><text:s text:c="2"/>pid: 13700,</text:p>
      <text:p text:style-name="P3"><text:s text:c="2"/>stdout: null,</text:p>
      <text:p text:style-name="P3"><text:s text:c="2"/>stderr: null</text:p>
      <text:p text:style-name="P3">}</text:p>
      <text:p text:style-name="P3"/>
      <text:p text:style-name="P3"><text:soft-page-break/>Installing template dependencies using npm...</text:p>
      <text:p text:style-name="P3"/>
      <text:p text:style-name="P3">added 18 packages, and changed 1 package in 3s</text:p>
      <text:p text:style-name="P3"/>
      <text:p text:style-name="P3">268 packages are looking for funding</text:p>
      <text:p text:style-name="P3"><text:s text:c="2"/>run `npm fund` for details</text:p>
      <text:p text:style-name="P3">Removing template package using npm...</text:p>
      <text:p text:style-name="P3"/>
      <text:p text:style-name="P3"/>
      <text:p text:style-name="P3">removed 1 package, and audited 1340 packages in 2s</text:p>
      <text:p text:style-name="P3"/>
      <text:p text:style-name="P3">268 packages are looking for funding</text:p>
      <text:p text:style-name="P3"><text:s text:c="2"/>run `npm fund` for details</text:p>
      <text:p text:style-name="P3"/>
      <text:p text:style-name="P3">8 vulnerabilities (2 moderate, 6 high)</text:p>
      <text:p text:style-name="P3"/>
      <text:p text:style-name="P3">To address all issues (including breaking changes), run:</text:p>
      <text:p text:style-name="P3"><text:s text:c="2"/>npm audit fix --force</text:p>
      <text:p text:style-name="P3"/>
      <text:p text:style-name="P3">Run `npm audit` for details.</text:p>
      <text:p text:style-name="P3"/>
      <text:p text:style-name="P3">Success! Created frontend at C:\Users\Mohan\Documents\ytb-vid-ideas-app\frontend\frontend</text:p>
      <text:p text:style-name="P3">Inside that directory, you can run several commands:</text:p>
      <text:p text:style-name="P3"/>
      <text:p text:style-name="P3"><text:s text:c="2"/>npm start</text:p>
      <text:p text:style-name="P3"><text:s text:c="4"/>Starts the development server.</text:p>
      <text:p text:style-name="P3"/>
      <text:p text:style-name="P3"><text:s text:c="2"/>npm run build</text:p>
      <text:p text:style-name="P3"><text:s text:c="4"/>Bundles the app into static files for production.</text:p>
      <text:p text:style-name="P3"/>
      <text:p text:style-name="P3"><text:s text:c="2"/>npm test</text:p>
      <text:p text:style-name="P3"><text:s text:c="4"/>Starts the test runner.</text:p>
      <text:p text:style-name="P3"/>
      <text:p text:style-name="P3"><text:s text:c="2"/>npm run eject</text:p>
      <text:p text:style-name="P3"><text:s text:c="4"/>Removes this tool and copies build dependencies, configuration files</text:p>
      <text:p text:style-name="P3"><text:s text:c="4"/>and scripts into the app directory. If you do this, you can’t go back!</text:p>
      <text:p text:style-name="P3"/>
      <text:p text:style-name="P3">We suggest that you begin by typing:</text:p>
      <text:p text:style-name="P3"/>
      <text:p text:style-name="P3"><text:s text:c="2"/>cd frontend</text:p>
      <text:p text:style-name="P3"><text:s text:c="2"/>npm start</text:p>
      <text:p text:style-name="P3"/>
      <text:p text:style-name="P3">Happy hacking!</text:p>
      <text:p text:style-name="P3">(base) PS C:\Users\Mohan\Documents\ytb-vid-ideas-app\frontend&gt;</text:p>
      <text:p text:style-name="P3">(base) PS C:\Users\Mohan\Documents\ytb-vid-ideas-app\frontend&gt; cd .\frontend\</text:p>
      <text:p text:style-name="P3">(base) PS C:\Users\Mohan\Documents\ytb-vid-ideas-app\frontend\frontend&gt; npm install axios</text:p>
      <text:p text:style-name="P3"/>
      <text:p text:style-name="P3">added 3 packages, and audited 1343 packages in 2s</text:p>
      <text:p text:style-name="P3"/>
      <text:p text:style-name="P3">268 packages are looking for funding</text:p>
      <text:p text:style-name="P3"><text:s text:c="2"/>run `npm fund` for details</text:p>
      <text:p text:style-name="P3"/>
      <text:p text:style-name="P3"><text:soft-page-break/>8 vulnerabilities (2 moderate, 6 high)</text:p>
      <text:p text:style-name="P3"/>
      <text:p text:style-name="P3">To address all issues (including breaking changes), run:</text:p>
      <text:p text:style-name="P3"><text:s text:c="2"/>npm audit fix --force</text:p>
      <text:p text:style-name="P3"/>
      <text:p text:style-name="P3">Run `npm audit` for details.</text:p>
      <text:p text:style-name="P3">(base) PS C:\Users\Mohan\Documents\ytb-vid-ideas-app\frontend\frontend&gt;</text:p>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8T21:01:16.174000000</meta:creation-date>
    <dc:date>2025-05-18T23:17:26.204000000</dc:date>
    <meta:editing-duration>PT7H46M35S</meta:editing-duration>
    <meta:editing-cycles>6</meta:editing-cycles>
    <meta:generator>LibreOffice/7.6.4.1$Windows_X86_64 LibreOffice_project/e19e193f88cd6c0525a17fb7a176ed8e6a3e2aa1</meta:generator>
    <meta:document-statistic meta:table-count="0" meta:image-count="0" meta:object-count="0" meta:page-count="24" meta:paragraph-count="1004" meta:word-count="3315" meta:character-count="35664" meta:non-whitespace-character-count="25896"/>
  </office:meta>
</office:document-meta>
</file>